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% prepara el repositorio para su despliegue. </text:p>
      <text:p text:style-name="Preformatted_20_Text">release: sh -c 'cd decide &amp;&amp; python manage.py migrate'</text:p>
      <text:p text:style-name="Preformatted_20_Text">% especifica el comando para lanzar Decide</text:p>
      <text:p text:style-name="P1">web: sh -c 'cd decide &amp;&amp; gunicorn decide.wsgi --log-file -'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18:21.182713998</meta:creation-date>
    <dc:date>2019-11-25T11:19:13.148505743</dc:date>
    <meta:editing-duration>PT53S</meta:editing-duration>
    <meta:editing-cycles>1</meta:editing-cycles>
    <meta:document-statistic meta:table-count="0" meta:image-count="0" meta:object-count="0" meta:page-count="1" meta:paragraph-count="4" meta:word-count="34" meta:character-count="200" meta:non-whitespace-character-count="170"/>
    <meta:generator>LibreOffice/6.0.7.3$Linux_X86_64 LibreOffice_project/00m0$Build-3</meta:generator>
  </office:meta>
</office:document-meta>
</file>